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Roboto" style:text-underline-style="none" fo:font-weight="normal" officeooo:rsid="00197704" officeooo:paragraph-rsid="0019770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Roboto" officeooo:paragraph-rsid="001ed5c3"/>
    </style:style>
    <style:style style:name="P3" style:family="paragraph" style:parent-style-name="Standard">
      <style:text-properties officeooo:paragraph-rsid="001825c4"/>
    </style:style>
    <style:style style:name="P4" style:family="paragraph" style:parent-style-name="Standard">
      <style:paragraph-properties fo:break-before="page"/>
      <style:text-properties style:font-name="Roboto" fo:font-weight="bold" officeooo:rsid="001825c4" officeooo:paragraph-rsid="001825c4" style:font-weight-asian="bold" style:font-weight-complex="bold"/>
    </style:style>
    <style:style style:name="P5" style:family="paragraph" style:parent-style-name="Standard" style:list-style-name="L1">
      <style:text-properties style:font-name="Roboto" style:text-underline-style="none" fo:font-weight="normal" officeooo:rsid="001b4734" officeooo:paragraph-rsid="00260f45" style:font-weight-asian="normal" style:font-weight-complex="normal"/>
    </style:style>
    <style:style style:name="P6" style:family="paragraph" style:parent-style-name="Standard" style:list-style-name="L1">
      <style:text-properties style:font-name="Roboto" style:text-underline-style="none" fo:font-weight="normal" officeooo:rsid="001b4734" officeooo:paragraph-rsid="00287635" style:font-weight-asian="normal" style:font-weight-complex="normal"/>
    </style:style>
    <style:style style:name="T1" style:family="text">
      <style:text-properties style:font-name="Roboto"/>
    </style:style>
    <style:style style:name="T2" style:family="text">
      <style:text-properties style:font-name="Roboto" fo:font-weight="bold" officeooo:rsid="0016c75d" style:font-weight-asian="bold" style:font-weight-complex="bold"/>
    </style:style>
    <style:style style:name="T3" style:family="text">
      <style:text-properties style:font-name="Roboto" officeooo:rsid="0016c75d"/>
    </style:style>
    <style:style style:name="T4" style:family="text">
      <style:text-properties officeooo:rsid="00260f45"/>
    </style:style>
    <style:style style:name="T5" style:family="text">
      <style:text-properties officeooo:rsid="00271a5e"/>
    </style:style>
    <style:style style:name="T6" style:family="text">
      <style:text-properties officeooo:rsid="00287635"/>
    </style:style>
    <style:style style:name="T7" style:family="text">
      <style:text-properties style:text-underline-style="none" fo:font-weight="bold" officeooo:rsid="0019770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Thema</text:span><text:span text:style-name="T3">: </text:span><text:span text:style-name="T1">Die Anwendung von maschinellem Lernen bei Bilderkennung und Motion Capture <text:tab/> <text:s text:c="2"/>und deren Implikationen.</text:span></text:p>
      <text:p text:style-name="P4">Gliederung:</text:p>
      <text:list xml:id="list210468430" text:style-name="L1">
        <text:list-item>
          <text:p text:style-name="P5">Geschichte</text:p>
          <text:list>
            <text:list-item>
              <text:p text:style-name="P5">Sci-F<text:span text:style-name="T4">i</text:span></text:p>
              <text:list>
                <text:list-item>
                  <text:p text:style-name="P5">Isaac Asimov → Robotergesetze</text:p>
                </text:list-item>
              </text:list>
            </text:list-item>
            <text:list-item>
              <text:p text:style-name="P5">Alan Turing und der Turing-Test</text:p>
            </text:list-item>
          </text:list>
        </text:list-item>
        <text:list-item>
          <text:p text:style-name="P5">Algorithmen</text:p>
          <text:list>
            <text:list-item>
              <text:p text:style-name="P5">überwachtes Lernen (supervised learning) vs. unüberwachtes Lernen (unsupervised learning)</text:p>
            </text:list-item>
            <text:list-item>
              <text:p text:style-name="P6">Support Vector Machine (SVM)</text:p>
            </text:list-item>
            <text:list-item>
              <text:p text:style-name="P6">Bayessche<text:span text:style-name="T5">s</text:span> Netz</text:p>
            </text:list-item>
            <text:list-item>
              <text:p text:style-name="P6">Künstliches neuronales Netz (KNN/ANN: artificial neural network)</text:p>
            </text:list-item>
            <text:list-item>
              <text:p text:style-name="P6">Deep Learning</text:p>
            </text:list-item>
          </text:list>
        </text:list-item>
        <text:list-item>
          <text:p text:style-name="P6">Bilderkennungsverfahren und Beispiele</text:p>
          <text:list>
            <text:list-item>
              <text:p text:style-name="P6">Objekterkennung</text:p>
              <text:list>
                <text:list-item>
                  <text:p text:style-name="P6">reCAPTCHA</text:p>
                </text:list-item>
              </text:list>
            </text:list-item>
            <text:list-item>
              <text:p text:style-name="P6">Zeichenerkennung</text:p>
            </text:list-item>
            <text:list-item>
              <text:p text:style-name="P6">Gesichtserkennung</text:p>
              <text:list>
                <text:list-item>
                  <text:p text:style-name="P6">Gesichtsfilter</text:p>
                </text:list-item>
              </text:list>
            </text:list-item>
            <text:list-item>
              <text:p text:style-name="P6">Motion Capture</text:p>
              <text:list>
                <text:list-item>
                  <text:p text:style-name="P6">Animation</text:p>
                </text:list-item>
              </text:list>
            </text:list-item>
            <text:list-item>
              <text:p text:style-name="P6">Optisches Radar/LIDAR (Light Detection and Ranging) und stereoskopisches Sehen</text:p>
            </text:list-item>
            <text:list-item>
              <text:p text:style-name="P6">Deepfakes</text:p>
            </text:list-item>
          </text:list>
        </text:list-item>
        <text:list-item>
          <text:p text:style-name="P6">Problemfrage</text:p>
          <text:list>
            <text:list-item>
              <text:p text:style-name="P6">Stichprobenverzerrung bei Trainingsdaten (sample bias)</text:p>
            </text:list-item>
            <text:list-item>
              <text:p text:style-name="P6">Upload-Filter — Zensur?</text:p>
            </text:list-item>
            <text:list-item>
              <text:p text:style-name="P6">Gesichtserkennung</text:p>
              <text:list>
                <text:list-item>
                  <text:p text:style-name="P6">praktisches Nützen</text:p>
                </text:list-item>
                <text:list-item>
                  <text:p text:style-name="P6"><text:span text:style-name="T6">Eingriff</text:span> in die Privatsphäre?</text:p>
                </text:list-item>
                <text:list-item>
                  <text:p text:style-name="P6">staatliche Überwachung</text:p>
                </text:list-item>
                <text:list-item>
                  <text:p text:style-name="P6">Überwachung durch Firmen</text:p>
                  <text:list>
                    <text:list-item>
                      <text:p text:style-name="P6"><text:span text:style-name="T6">finanzieller</text:span> Anreiz</text:p>
                    </text:list-item>
                  </text:list>
                </text:list-item>
              </text:list>
            </text:list-item>
            <text:list-item>
              <text:p text:style-name="P6">Motion Capture</text:p>
              <text:list>
                <text:list-item>
                  <text:p text:style-name="P6">Militärische Verwendungszweck</text:p>
                </text:list-item>
              </text:list>
            </text:list-item>
            <text:list-item>
              <text:p text:style-name="P6">Deepfakes</text:p>
              <text:list>
                <text:list-item>
                  <text:p text:style-name="P6">Politik</text:p>
                  <text:list>
                    <text:list-item>
                      <text:p text:style-name="P6">Fake News</text:p>
                    </text:list-item>
                    <text:list-item>
                      <text:p text:style-name="P6">Karikatur</text:p>
                    </text:list-item>
                  </text:list>
                </text:list-item>
                <text:list-item>
                  <text:p text:style-name="P6">Popkultur</text:p>
                </text:list-item>
              </text:list>
            </text:list-item>
          </text:list>
        </text:list-item>
        <text:list-item>
          <text:p text:style-name="P6">Fazit</text:p>
        </text:list-item>
      </text:list>
      <text:p text:style-name="P1"/>
      <text:p text:style-name="P1"/>
      <text:p text:style-name="P2"><text:span text:style-name="T7">Problemfrage: </text:span><text:span text:style-name="T1">Automatische Kategorisierung und Filtern grafischer Inhalte dank <text:tab/><text:tab/><text:tab/> <text:s text:c="2"/>künstlicher Intelligenz — Lösung zahlreicher Alltagsprobleme oder <text:tab/><text:tab/><text:tab/> <text:s text:c="2"/>Bedrohung unserer Persönlichkeitsrecht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7:55:20.121285974</meta:creation-date>
    <dc:date>2019-04-07T14:30:08.839088732</dc:date>
    <meta:editing-duration>PT2H43M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159" meta:character-count="1178" meta:non-whitespace-character-count="1078"/>
  </office:meta>
</office:document-meta>
</file>